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F3B00000EE000000B2006F48D4CF9F33E98.svg" manifest:media-type="image/svg+xml"/>
  <manifest:file-entry manifest:full-path="Pictures/10000201000000CD0000009954AD1C32B0D1A34E.png" manifest:media-type="image/png"/>
  <manifest:file-entry manifest:full-path="Pictures/10000F2200000B1300000B1E1D16383DE1D782AC.svg" manifest:media-type="image/svg+xml"/>
  <manifest:file-entry manifest:full-path="Pictures/10000F1F00000EF100000B208EBE2D6994966D06.svg" manifest:media-type="image/svg+xml"/>
  <manifest:file-entry manifest:full-path="Pictures/10001C9700000D620000111B0524BF7A99B95F02.svg" manifest:media-type="image/svg+xml"/>
  <manifest:file-entry manifest:full-path="Pictures/10000201000000CC00000099966185191A893BCA.png" manifest:media-type="image/png"/>
  <manifest:file-entry manifest:full-path="Pictures/100002010000009800000098448EF77C167F9DD6.png" manifest:media-type="image/png"/>
  <manifest:file-entry manifest:full-path="Pictures/100002010000009800000098B55FEB2E022EF95A.png" manifest:media-type="image/png"/>
  <manifest:file-entry manifest:full-path="Pictures/10000201000000B7000000EAA98E62202D17C999.png" manifest:media-type="image/png"/>
  <manifest:file-entry manifest:full-path="Pictures/10000F1D00000B1300000B1E951C83F550BB4EAC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 draw:fill-color="#ffffff"/>
      <style:paragraph-properties style:writing-mode="lr-tb"/>
      <style:text-properties fo:font-size="24pt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7.766cm" svg:height="7.796cm" svg:x="3.549cm" svg:y="3.537cm">
            <draw:image xlink:href="Pictures/10000F1D00000B1300000B1E951C83F550BB4EAC.svg" xlink:type="simple" xlink:show="embed" xlink:actuate="onLoad" draw:mime-type="image/svg+xml">
              <text:p/>
            </draw:image>
            <draw:image xlink:href="Pictures/100002010000009800000098448EF77C167F9DD6.png" xlink:type="simple" xlink:show="embed" xlink:actuate="onLoad" draw:mime-type="image/png"/>
          </draw:frame>
          <draw:g>
            <svg:title>TexMaths</svg:title>
            <svg:desc>28§display§a_2\ssup{1}§svg§600§TRUE§</svg:desc>
            <draw:polygon draw:style-name="gr2" draw:text-style-name="P2" draw:layer="layout" svg:width="1.162cm" svg:height="0.985cm" svg:x="4.947cm" svg:y="6.932cm" svg:viewBox="0 0 1163 986" draw:points="582,986 0,986 0,0 1163,0 1163,986">
              <text:p/>
            </draw:polygon>
            <draw:path draw:style-name="gr3" draw:text-style-name="P3" draw:layer="layout" svg:width="0.345cm" svg:height="0.341cm" svg:x="4.977cm" svg:y="7.383cm" svg:viewBox="0 0 346 342" svg:d="M253 49c-16-28-37-49-71-49-88 0-182 111-182 222 0 71 41 120 101 120 14 0 53-2 98-55 7 31 32 55 69 55 27 0 44-16 55-40 13-28 23-75 23-75 0-9-6-9-8-9-8 0-8 4-11 15-13 50-28 93-58 93-21 0-23-20-23-35 0-17 2-22 11-56 8-32 8-38 17-68l25-105c7-21 7-24 7-25 0-13-9-22-22-22-19 0-30 17-31 34zM203 244c-4 15-4 15-15 28-34 42-64 54-86 54-38 0-49-42-49-71 0-37 24-131 43-165 24-45 56-73 88-73 49 0 60 62 60 66s-3 9-4 13z">
              <text:p/>
            </draw:path>
            <draw:path draw:style-name="gr3" draw:text-style-name="P3" draw:layer="layout" svg:width="0.138cm" svg:height="0.527cm" svg:x="5.403cm" svg:y="6.93cm" svg:viewBox="0 0 139 528" svg:d="M129 0c-104 71-129 182-129 263 0 75 21 190 129 265 4 0 10 0 10-6 0-4-2-4-6-8-71-64-96-154-96-249 0-143 55-213 98-252 2-3 4-4 4-7 0-6-6-6-10-6z">
              <text:p/>
            </draw:path>
            <draw:path draw:style-name="gr3" draw:text-style-name="P3" draw:layer="layout" svg:width="0.194cm" svg:height="0.35cm" svg:x="5.633cm" svg:y="6.975cm" svg:viewBox="0 0 195 351" svg:d="M120 15c0-15 0-15-15-15-34 34-84 34-105 34v19c13 0 47 0 77-15v270c0 18 0 24-53 24h-20v19c9 0 75-2 94-2 17 0 84 2 97 2v-19h-22c-53 0-53-6-53-24z">
              <text:p/>
            </draw:path>
            <draw:path draw:style-name="gr3" draw:text-style-name="P3" draw:layer="layout" svg:width="0.138cm" svg:height="0.527cm" svg:x="5.913cm" svg:y="6.93cm" svg:viewBox="0 0 139 528" svg:d="M10 0c-4 0-10 0-10 6 0 3 2 4 4 9 48 41 98 114 98 248 0 111-36 195-93 246-9 9-9 11-9 13s2 6 6 6c7 0 58-36 92-100 24-45 41-102 41-163 0-74-24-190-129-265z">
              <text:p/>
            </draw:path>
            <draw:path draw:style-name="gr3" draw:text-style-name="P3" draw:layer="layout" svg:width="0.234cm" svg:height="0.35cm" svg:x="5.376cm" svg:y="7.568cm" svg:viewBox="0 0 235 351" svg:d="M235 255h-19c0 13-6 42-13 49-4 2-45 2-53 2h-97c56-49 73-65 105-88 41-32 77-64 77-116 0-64-57-102-124-102-66 0-111 47-111 95 0 27 24 29 28 29 13 0 28-9 28-28 0-9-3-28-31-28 16-38 52-49 77-49 54 0 82 41 82 83 0 48-34 84-51 104l-129 126c-4 4-4 4-4 19h218z">
              <text:p/>
            </draw:path>
          </draw:g>
        </draw:g>
        <draw:g>
          <draw:frame draw:style-name="gr1" draw:text-style-name="P1" draw:layer="layout" svg:width="7.766cm" svg:height="7.796cm" svg:x="3.549cm" svg:y="3.537cm">
            <draw:image xlink:href="Pictures/10000F2200000B1300000B1E1D16383DE1D782AC.svg" xlink:type="simple" xlink:show="embed" xlink:actuate="onLoad" draw:mime-type="image/svg+xml">
              <text:p/>
            </draw:image>
            <draw:image xlink:href="Pictures/100002010000009800000098B55FEB2E022EF95A.png" xlink:type="simple" xlink:show="embed" xlink:actuate="onLoad" draw:mime-type="image/png"/>
          </draw:frame>
          <draw:g>
            <svg:title>TexMaths</svg:title>
            <svg:desc>28§display§a_3\ssup{1}§svg§600§TRUE§</svg:desc>
            <draw:polygon draw:style-name="gr2" draw:text-style-name="P2" draw:layer="layout" svg:width="1.209cm" svg:height="1.024cm" svg:x="8.76cm" svg:y="6.933cm" svg:viewBox="0 0 1210 1025" draw:points="605,1025 0,1025 0,0 1210,0 1210,1025">
              <text:p/>
            </draw:polygon>
            <draw:path draw:style-name="gr3" draw:text-style-name="P3" draw:layer="layout" svg:width="0.36cm" svg:height="0.355cm" svg:x="8.791cm" svg:y="7.402cm" svg:viewBox="0 0 361 356" svg:d="M262 51c-15-29-37-51-73-51-91 0-189 116-189 231 0 74 42 125 105 125 15 0 55-3 101-58 8 33 34 58 72 58 29 0 47-18 58-42 13-29 25-78 25-78 0-9-8-9-10-9-9 0-9 4-11 15-13 52-29 96-60 96-22 0-24-20-24-35 0-18 2-23 11-58 9-34 9-40 17-72l27-109c7-22 7-24 7-26 0-13-9-22-23-22-19 0-31 17-33 35zM211 253c-5 16-5 16-16 30-35 44-66 55-89 55-39 0-50-42-50-74 0-37 24-135 44-170 25-47 58-77 91-77 51 0 62 66 62 70s-2 8-4 13z">
              <text:p/>
            </draw:path>
            <draw:path draw:style-name="gr3" draw:text-style-name="P3" draw:layer="layout" svg:width="0.144cm" svg:height="0.549cm" svg:x="9.234cm" svg:y="6.931cm" svg:viewBox="0 0 145 550" svg:d="M133 0c-106 73-133 189-133 274 0 78 22 198 133 276 5 0 12 0 12-8 0-4-3-4-7-8-74-67-100-160-100-258 0-149 57-223 102-262 2-3 5-5 5-8 0-6-7-6-12-6z">
              <text:p/>
            </draw:path>
            <draw:path draw:style-name="gr3" draw:text-style-name="P3" draw:layer="layout" svg:width="0.202cm" svg:height="0.364cm" svg:x="9.474cm" svg:y="6.978cm" svg:viewBox="0 0 203 365" svg:d="M125 16c0-16 0-16-16-16-36 36-87 36-109 36v20c14 0 49 0 80-16v280c0 18 0 25-55 25h-20v20c9 0 78-2 97-2 18 0 87 2 101 2v-20h-23c-55 0-55-7-55-25z">
              <text:p/>
            </draw:path>
            <draw:path draw:style-name="gr3" draw:text-style-name="P3" draw:layer="layout" svg:width="0.144cm" svg:height="0.549cm" svg:x="9.765cm" svg:y="6.931cm" svg:viewBox="0 0 145 550" svg:d="M11 0c-5 0-11 0-11 6 0 3 2 5 5 10 48 42 101 117 101 258 0 115-37 202-97 256-9 8-9 11-9 12 0 3 2 8 6 8 8 0 61-39 96-105 25-47 43-107 43-169 0-78-25-198-134-276z">
              <text:p/>
            </draw:path>
            <draw:path draw:style-name="gr3" draw:text-style-name="P3" draw:layer="layout" svg:width="0.252cm" svg:height="0.375cm" svg:x="9.2cm" svg:y="7.594cm" svg:viewBox="0 0 253 376" svg:d="M120 183c44 0 75 28 75 89 0 66-39 86-73 86-22 0-69-5-93-38 27 0 33-20 33-31 0-17-13-29-31-29-15 0-31 9-31 31 0 51 58 85 125 85 75 0 128-51 128-104 0-45-35-88-95-100 58-21 78-63 78-97 0-42-49-75-111-75-61 0-108 29-108 73 0 21 12 29 30 29 15 0 26-11 26-27 0-17-11-28-26-28 17-25 55-31 78-31 24 0 58 13 58 59 0 25-7 50-23 67-18 20-33 22-60 22-13 3-16 3-17 3-3 0-5 0-5 6 0 10 5 10 13 10z">
              <text:p/>
            </draw:path>
          </draw:g>
        </draw:g>
        <draw:g>
          <draw:frame draw:style-name="gr1" draw:text-style-name="P1" draw:layer="layout" svg:width="10.451cm" svg:height="7.802cm" svg:x="3.549cm" svg:y="3.537cm">
            <draw:image xlink:href="Pictures/10000F1F00000EF100000B208EBE2D6994966D06.svg" xlink:type="simple" xlink:show="embed" xlink:actuate="onLoad" draw:mime-type="image/svg+xml">
              <text:p/>
            </draw:image>
            <draw:image xlink:href="Pictures/10000201000000CD0000009954AD1C32B0D1A34E.png" xlink:type="simple" xlink:show="embed" xlink:actuate="onLoad" draw:mime-type="image/png"/>
          </draw:frame>
          <draw:g>
            <svg:title>TexMaths</svg:title>
            <svg:desc>28§display§a_4\ssup{1}§svg§600§TRUE§</svg:desc>
            <draw:polygon draw:style-name="gr2" draw:text-style-name="P2" draw:layer="layout" svg:width="1.209cm" svg:height="1.024cm" svg:x="12.573cm" svg:y="6.933cm" svg:viewBox="0 0 1210 1025" draw:points="605,1025 0,1025 0,0 1210,0 1210,1025">
              <text:p/>
            </draw:polygon>
            <draw:path draw:style-name="gr3" draw:text-style-name="P3" draw:layer="layout" svg:width="0.36cm" svg:height="0.355cm" svg:x="12.604cm" svg:y="7.402cm" svg:viewBox="0 0 361 356" svg:d="M262 51c-15-29-37-51-73-51-91 0-189 116-189 231 0 74 42 125 105 125 15 0 55-3 101-58 8 33 34 58 72 58 29 0 47-18 58-42 13-29 25-78 25-78 0-9-8-9-10-9-9 0-9 4-11 15-13 52-29 96-60 96-22 0-24-20-24-35 0-18 2-23 11-58 9-34 9-40 17-72l27-109c7-22 7-24 7-26 0-13-9-22-23-22-19 0-31 17-33 35zM211 253c-5 16-5 16-16 30-35 44-66 55-89 55-39 0-50-42-50-74 0-37 24-135 44-170 25-47 58-77 91-77 51 0 62 66 62 70s-2 8-4 13z">
              <text:p/>
            </draw:path>
            <draw:path draw:style-name="gr3" draw:text-style-name="P3" draw:layer="layout" svg:width="0.144cm" svg:height="0.549cm" svg:x="13.047cm" svg:y="6.931cm" svg:viewBox="0 0 145 550" svg:d="M133 0c-106 73-133 189-133 274 0 78 22 198 133 276 5 0 12 0 12-8 0-4-3-4-7-8-74-67-100-160-100-258 0-149 57-223 102-262 2-3 5-5 5-8 0-6-7-6-12-6z">
              <text:p/>
            </draw:path>
            <draw:path draw:style-name="gr3" draw:text-style-name="P3" draw:layer="layout" svg:width="0.202cm" svg:height="0.364cm" svg:x="13.287cm" svg:y="6.978cm" svg:viewBox="0 0 203 365" svg:d="M125 16c0-16 0-16-16-16-36 36-87 36-109 36v20c14 0 49 0 80-16v280c0 18 0 25-55 25h-20v20c9 0 78-2 97-2 18 0 87 2 101 2v-20h-23c-55 0-55-7-55-25z">
              <text:p/>
            </draw:path>
            <draw:path draw:style-name="gr3" draw:text-style-name="P3" draw:layer="layout" svg:width="0.144cm" svg:height="0.549cm" svg:x="13.578cm" svg:y="6.931cm" svg:viewBox="0 0 145 550" svg:d="M11 0c-5 0-11 0-11 6 0 3 2 5 5 10 48 42 101 117 101 258 0 115-37 202-97 256-9 8-9 11-9 12 0 3 2 8 6 8 8 0 61-39 96-105 25-47 43-107 43-169 0-78-25-198-134-276z">
              <text:p/>
            </draw:path>
            <draw:path draw:style-name="gr3" draw:text-style-name="P3" draw:layer="layout" svg:width="0.271cm" svg:height="0.371cm" svg:x="13.007cm" svg:y="7.587cm" svg:viewBox="0 0 272 372" svg:d="M272 280v-20h-63v-244c0-11 0-16-11-16-7 0-9 0-15 6l-183 254v20h162v47c0 18 0 25-44 25h-16v20c29-3 62-3 82-3 22 0 56 0 85 3v-20h-16c-44 0-44-7-44-25v-47zM167 60v200h-147z">
              <text:p/>
            </draw:path>
          </draw:g>
        </draw:g>
        <draw:g>
          <draw:frame draw:style-name="gr1" draw:text-style-name="P1" draw:layer="layout" svg:width="10.432cm" svg:height="7.801cm" svg:x="0.883cm" svg:y="3.532cm">
            <draw:image xlink:href="Pictures/10000F3B00000EE000000B2006F48D4CF9F33E98.svg" xlink:type="simple" xlink:show="embed" xlink:actuate="onLoad" draw:mime-type="image/svg+xml">
              <text:p/>
            </draw:image>
            <draw:image xlink:href="Pictures/10000201000000CC00000099966185191A893BCA.png" xlink:type="simple" xlink:show="embed" xlink:actuate="onLoad" draw:mime-type="image/png"/>
          </draw:frame>
          <draw:g>
            <svg:title>TexMaths</svg:title>
            <svg:desc>28§display§a_1\ssup{1}§svg§600§TRUE§</svg:desc>
            <draw:polygon draw:style-name="gr2" draw:text-style-name="P2" draw:layer="layout" svg:width="1.209cm" svg:height="1.024cm" svg:x="1.057cm" svg:y="6.933cm" svg:viewBox="0 0 1210 1025" draw:points="605,1025 0,1025 0,0 1210,0 1210,1025">
              <text:p/>
            </draw:polygon>
            <draw:path draw:style-name="gr3" draw:text-style-name="P3" draw:layer="layout" svg:width="0.36cm" svg:height="0.355cm" svg:x="1.088cm" svg:y="7.402cm" svg:viewBox="0 0 361 356" svg:d="M262 51c-15-29-37-51-73-51-91 0-189 116-189 231 0 74 42 125 105 125 15 0 55-3 101-58 8 33 34 58 72 58 29 0 47-18 58-42 13-29 25-78 25-78 0-9-8-9-10-9-9 0-9 4-11 15-13 52-29 96-60 96-22 0-24-20-24-35 0-18 2-23 11-58 9-34 9-40 17-72l27-109c7-22 7-24 7-26 0-13-9-22-23-22-19 0-31 17-33 35zM211 253c-5 16-5 16-16 30-35 44-66 55-89 55-39 0-50-42-50-74 0-37 24-135 44-170 25-47 58-77 91-77 51 0 62 66 62 70s-2 8-4 13z">
              <text:p/>
            </draw:path>
            <draw:path draw:style-name="gr3" draw:text-style-name="P3" draw:layer="layout" svg:width="0.144cm" svg:height="0.549cm" svg:x="1.53cm" svg:y="6.931cm" svg:viewBox="0 0 145 550" svg:d="M133 0c-106 73-133 189-133 274 0 78 22 198 133 276 5 0 12 0 12-8 0-4-3-4-7-8-74-67-100-160-100-258 0-149 57-223 102-262 2-3 5-5 5-8 0-6-7-6-12-6z">
              <text:p/>
            </draw:path>
            <draw:path draw:style-name="gr3" draw:text-style-name="P3" draw:layer="layout" svg:width="0.202cm" svg:height="0.364cm" svg:x="1.771cm" svg:y="6.978cm" svg:viewBox="0 0 203 365" svg:d="M125 16c0-16 0-16-16-16-36 36-87 36-109 36v20c14 0 49 0 80-16v280c0 18 0 25-55 25h-20v20c9 0 78-2 97-2 18 0 87 2 101 2v-20h-23c-55 0-55-7-55-25z">
              <text:p/>
            </draw:path>
            <draw:path draw:style-name="gr3" draw:text-style-name="P3" draw:layer="layout" svg:width="0.144cm" svg:height="0.549cm" svg:x="2.062cm" svg:y="6.931cm" svg:viewBox="0 0 145 550" svg:d="M11 0c-5 0-11 0-11 6 0 3 2 5 5 10 48 42 101 117 101 258 0 115-37 202-97 256-9 8-9 11-9 12 0 3 2 8 6 8 8 0 61-39 96-105 25-47 43-107 43-169 0-78-25-198-134-276z">
              <text:p/>
            </draw:path>
            <draw:path draw:style-name="gr3" draw:text-style-name="P3" draw:layer="layout" svg:width="0.202cm" svg:height="0.364cm" svg:x="1.529cm" svg:y="7.594cm" svg:viewBox="0 0 203 365" svg:d="M125 16c0-16 0-16-16-16-36 36-87 36-109 36v20c14 0 49 0 80-16v280c0 18 0 25-55 25h-20v20c9 0 78-2 97-2 18 0 87 2 101 2v-20h-23c-55 0-55-7-55-25z">
              <text:p/>
            </draw:path>
          </draw:g>
        </draw:g>
        <draw:g>
          <draw:frame draw:style-name="gr1" draw:text-style-name="P1" draw:layer="layout" svg:width="9.277cm" svg:height="11.924cm" svg:x="2.793cm" svg:y="1.359cm">
            <draw:image xlink:href="Pictures/10001C9700000D620000111B0524BF7A99B95F02.svg" xlink:type="simple" xlink:show="embed" xlink:actuate="onLoad" draw:mime-type="image/svg+xml">
              <text:p/>
            </draw:image>
            <draw:image xlink:href="Pictures/10000201000000B7000000EAA98E62202D17C999.png" xlink:type="simple" xlink:show="embed" xlink:actuate="onLoad" draw:mime-type="image/png"/>
          </draw:frame>
          <draw:frame draw:style-name="gr4" draw:text-style-name="P4" draw:layer="layout" svg:width="3.081cm" svg:height="1.54cm" draw:transform="rotate (1.5707963267949) translate (3.279cm 1.831cm)">
            <draw:text-box>
              <text:p><text:span text:style-name="T1">. . .</text:span></text:p>
            </draw:text-box>
          </draw:frame>
          <draw:g>
            <svg:title>TexMaths</svg:title>
            <svg:desc>28§display§a_1\ssup{2}§svg§600§TRUE§</svg:desc>
            <draw:polygon draw:style-name="gr2" draw:text-style-name="P2" draw:layer="layout" svg:width="1.209cm" svg:height="1.024cm" svg:x="3.042cm" svg:y="3.121cm" svg:viewBox="0 0 1210 1025" draw:points="605,1025 0,1025 0,0 1210,0 1210,1025">
              <text:p/>
            </draw:polygon>
            <draw:path draw:style-name="gr3" draw:text-style-name="P3" draw:layer="layout" svg:width="0.36cm" svg:height="0.355cm" svg:x="3.073cm" svg:y="3.59cm" svg:viewBox="0 0 361 356" svg:d="M262 51c-15-29-37-51-73-51-91 0-189 116-189 231 0 74 42 125 105 125 15 0 55-3 101-58 8 33 34 58 72 58 29 0 47-18 58-42 13-29 25-78 25-78 0-9-8-9-10-9-9 0-9 4-11 15-13 52-29 96-60 96-22 0-24-20-24-35 0-18 2-23 11-58 9-34 9-40 17-72l27-109c7-22 7-24 7-26 0-13-9-22-23-22-19 0-31 17-33 35zM211 253c-5 16-5 16-16 30-35 44-66 55-89 55-39 0-50-42-50-74 0-37 24-135 44-170 25-47 58-77 91-77 51 0 62 66 62 70s-2 8-4 13z">
              <text:p/>
            </draw:path>
            <draw:path draw:style-name="gr3" draw:text-style-name="P3" draw:layer="layout" svg:width="0.144cm" svg:height="0.549cm" svg:x="3.515cm" svg:y="3.119cm" svg:viewBox="0 0 145 550" svg:d="M133 0c-106 73-133 189-133 274 0 78 22 198 133 276 5 0 12 0 12-8 0-4-3-4-7-8-74-67-100-160-100-258 0-149 57-223 102-262 2-3 5-5 5-8 0-6-7-6-12-6z">
              <text:p/>
            </draw:path>
            <draw:path draw:style-name="gr3" draw:text-style-name="P3" draw:layer="layout" svg:width="0.244cm" svg:height="0.364cm" svg:x="3.731cm" svg:y="3.166cm" svg:viewBox="0 0 245 365" svg:d="M245 264h-20c0 14-7 45-14 52-5 2-47 2-55 2h-100c58-51 75-67 108-91 42-33 81-67 81-121 0-66-61-106-129-106-69 0-116 49-116 98 0 29 25 31 29 31 13 0 29-9 29-29 0-9-2-29-31-29 15-40 53-51 79-51 56 0 85 42 85 86 0 50-35 88-53 108l-133 131c-5 4-5 4-5 20h227z">
              <text:p/>
            </draw:path>
            <draw:path draw:style-name="gr3" draw:text-style-name="P3" draw:layer="layout" svg:width="0.144cm" svg:height="0.549cm" svg:x="4.046cm" svg:y="3.119cm" svg:viewBox="0 0 145 550" svg:d="M11 0c-5 0-11 0-11 6 0 3 2 5 5 10 48 42 101 117 101 258 0 115-37 202-97 256-9 8-9 11-9 12 0 3 2 8 6 8 8 0 61-39 96-105 25-47 43-107 43-169 0-78-25-198-134-276z">
              <text:p/>
            </draw:path>
            <draw:path draw:style-name="gr3" draw:text-style-name="P3" draw:layer="layout" svg:width="0.202cm" svg:height="0.364cm" svg:x="3.513cm" svg:y="3.782cm" svg:viewBox="0 0 203 365" svg:d="M125 16c0-16 0-16-16-16-36 36-87 36-109 36v20c14 0 49 0 80-16v280c0 18 0 25-55 25h-20v20c9 0 78-2 97-2 18 0 87 2 101 2v-20h-23c-55 0-55-7-55-25z">
              <text:p/>
            </draw:path>
          </draw:g>
          <draw:g>
            <svg:title>TexMaths</svg:title>
            <svg:desc>28§display§a_2\ssup{2}§svg§600§TRUE§</svg:desc>
            <draw:polygon draw:style-name="gr2" draw:text-style-name="P2" draw:layer="layout" svg:width="1.209cm" svg:height="1.024cm" svg:x="6.775cm" svg:y="3.121cm" svg:viewBox="0 0 1210 1025" draw:points="605,1025 0,1025 0,0 1210,0 1210,1025">
              <text:p/>
            </draw:polygon>
            <draw:path draw:style-name="gr3" draw:text-style-name="P3" draw:layer="layout" svg:width="0.36cm" svg:height="0.355cm" svg:x="6.806cm" svg:y="3.59cm" svg:viewBox="0 0 361 356" svg:d="M262 51c-15-29-37-51-73-51-91 0-189 116-189 231 0 74 42 125 105 125 15 0 55-3 101-58 8 33 34 58 72 58 29 0 47-18 58-42 13-29 25-78 25-78 0-9-8-9-10-9-9 0-9 4-11 15-13 52-29 96-60 96-22 0-24-20-24-35 0-18 2-23 11-58 9-34 9-40 17-72l27-109c7-22 7-24 7-26 0-13-9-22-23-22-19 0-31 17-33 35zM211 253c-5 16-5 16-16 30-35 44-66 55-89 55-39 0-50-42-50-74 0-37 24-135 44-170 25-47 58-77 91-77 51 0 62 66 62 70s-2 8-4 13z">
              <text:p/>
            </draw:path>
            <draw:path draw:style-name="gr3" draw:text-style-name="P3" draw:layer="layout" svg:width="0.144cm" svg:height="0.549cm" svg:x="7.248cm" svg:y="3.119cm" svg:viewBox="0 0 145 550" svg:d="M133 0c-106 73-133 189-133 274 0 78 22 198 133 276 5 0 12 0 12-8 0-4-3-4-7-8-74-67-100-160-100-258 0-149 57-223 102-262 2-3 5-5 5-8 0-6-7-6-12-6z">
              <text:p/>
            </draw:path>
            <draw:path draw:style-name="gr3" draw:text-style-name="P3" draw:layer="layout" svg:width="0.244cm" svg:height="0.364cm" svg:x="7.464cm" svg:y="3.166cm" svg:viewBox="0 0 245 365" svg:d="M245 264h-20c0 14-7 45-14 52-5 2-47 2-55 2h-100c58-51 75-67 108-91 42-33 81-67 81-121 0-66-61-106-129-106-69 0-116 49-116 98 0 29 25 31 29 31 13 0 29-9 29-29 0-9-2-29-31-29 15-40 53-51 79-51 56 0 85 42 85 86 0 50-35 88-53 108l-133 131c-5 4-5 4-5 20h227z">
              <text:p/>
            </draw:path>
            <draw:path draw:style-name="gr3" draw:text-style-name="P3" draw:layer="layout" svg:width="0.144cm" svg:height="0.549cm" svg:x="7.78cm" svg:y="3.119cm" svg:viewBox="0 0 145 550" svg:d="M11 0c-5 0-11 0-11 6 0 3 2 5 5 10 48 42 101 117 101 258 0 115-37 202-97 256-9 8-9 11-9 12 0 3 2 8 6 8 8 0 61-39 96-105 25-47 43-107 43-169 0-78-25-198-134-276z">
              <text:p/>
            </draw:path>
            <draw:path draw:style-name="gr3" draw:text-style-name="P3" draw:layer="layout" svg:width="0.244cm" svg:height="0.364cm" svg:x="7.222cm" svg:y="3.782cm" svg:viewBox="0 0 245 365" svg:d="M245 264h-20c0 14-7 45-14 52-5 2-47 2-55 2h-100c58-51 75-67 108-91 42-33 81-67 81-121 0-66-61-106-129-106-69 0-116 49-116 98 0 29 25 31 29 31 13 0 29-9 29-29 0-9-2-29-31-29 15-40 53-51 79-51 56 0 85 42 85 86 0 50-35 88-53 108l-133 131c-5 4-5 4-5 20h227z">
              <text:p/>
            </draw:path>
          </draw:g>
          <draw:g>
            <svg:title>TexMaths</svg:title>
            <svg:desc>28§display§a_3\ssup{2}§svg§600§TRUE§</svg:desc>
            <draw:polygon draw:style-name="gr2" draw:text-style-name="P2" draw:layer="layout" svg:width="1.209cm" svg:height="1.024cm" svg:x="10.668cm" svg:y="3.121cm" svg:viewBox="0 0 1210 1025" draw:points="605,1025 0,1025 0,0 1210,0 1210,1025">
              <text:p/>
            </draw:polygon>
            <draw:path draw:style-name="gr3" draw:text-style-name="P3" draw:layer="layout" svg:width="0.36cm" svg:height="0.355cm" svg:x="10.699cm" svg:y="3.59cm" svg:viewBox="0 0 361 356" svg:d="M262 51c-15-29-37-51-73-51-91 0-189 116-189 231 0 74 42 125 105 125 15 0 55-3 101-58 8 33 34 58 72 58 29 0 47-18 58-42 13-29 25-78 25-78 0-9-8-9-10-9-9 0-9 4-11 15-13 52-29 96-60 96-22 0-24-20-24-35 0-18 2-23 11-58 9-34 9-40 17-72l27-109c7-22 7-24 7-26 0-13-9-22-23-22-19 0-31 17-33 35zM211 253c-5 16-5 16-16 30-35 44-66 55-89 55-39 0-50-42-50-74 0-37 24-135 44-170 25-47 58-77 91-77 51 0 62 66 62 70s-2 8-4 13z">
              <text:p/>
            </draw:path>
            <draw:path draw:style-name="gr3" draw:text-style-name="P3" draw:layer="layout" svg:width="0.144cm" svg:height="0.549cm" svg:x="11.141cm" svg:y="3.119cm" svg:viewBox="0 0 145 550" svg:d="M133 0c-106 73-133 189-133 274 0 78 22 198 133 276 5 0 12 0 12-8 0-4-3-4-7-8-74-67-100-160-100-258 0-149 57-223 102-262 2-3 5-5 5-8 0-6-7-6-12-6z">
              <text:p/>
            </draw:path>
            <draw:path draw:style-name="gr3" draw:text-style-name="P3" draw:layer="layout" svg:width="0.244cm" svg:height="0.364cm" svg:x="11.357cm" svg:y="3.166cm" svg:viewBox="0 0 245 365" svg:d="M245 264h-20c0 14-7 45-14 52-5 2-47 2-55 2h-100c58-51 75-67 108-91 42-33 81-67 81-121 0-66-61-106-129-106-69 0-116 49-116 98 0 29 25 31 29 31 13 0 29-9 29-29 0-9-2-29-31-29 15-40 53-51 79-51 56 0 85 42 85 86 0 50-35 88-53 108l-133 131c-5 4-5 4-5 20h227z">
              <text:p/>
            </draw:path>
            <draw:path draw:style-name="gr3" draw:text-style-name="P3" draw:layer="layout" svg:width="0.144cm" svg:height="0.549cm" svg:x="11.673cm" svg:y="3.119cm" svg:viewBox="0 0 145 550" svg:d="M11 0c-5 0-11 0-11 6 0 3 2 5 5 10 48 42 101 117 101 258 0 115-37 202-97 256-9 8-9 11-9 12 0 3 2 8 6 8 8 0 61-39 96-105 25-47 43-107 43-169 0-78-25-198-134-276z">
              <text:p/>
            </draw:path>
            <draw:path draw:style-name="gr3" draw:text-style-name="P3" draw:layer="layout" svg:width="0.252cm" svg:height="0.375cm" svg:x="11.108cm" svg:y="3.782cm" svg:viewBox="0 0 253 376" svg:d="M120 183c44 0 75 28 75 89 0 66-39 86-73 86-22 0-69-5-93-38 27 0 33-20 33-31 0-17-13-29-31-29-15 0-31 9-31 31 0 51 58 85 125 85 75 0 128-51 128-104 0-45-35-88-95-100 58-21 78-63 78-97 0-42-49-75-111-75-61 0-108 29-108 73 0 21 12 29 30 29 15 0 26-11 26-27 0-17-11-28-26-28 17-25 55-31 78-31 24 0 58 13 58 59 0 25-7 50-23 67-18 20-33 22-60 22-13 3-16 3-17 3-3 0-5 0-5 6 0 10 5 10 13 10z">
              <text:p/>
            </draw:path>
          </draw:g>
          <draw:g>
            <svg:title>TexMaths</svg:title>
            <svg:desc>28§display§x_1§svg§600§TRUE§</svg:desc>
            <draw:polygon draw:style-name="gr2" draw:text-style-name="P2" draw:layer="layout" svg:width="0.757cm" svg:height="0.452cm" svg:x="3.282cm" svg:y="11.072cm" svg:viewBox="0 0 758 453" draw:points="378,453 0,453 0,0 758,0 758,453">
              <text:p/>
            </draw:polygon>
            <draw:path draw:style-name="gr3" draw:text-style-name="P3" draw:layer="layout" svg:width="0.391cm" svg:height="0.355cm" svg:x="3.304cm" svg:y="11.061cm" svg:viewBox="0 0 392 356" svg:d="M240 111c5-22 22-94 78-94 4 0 22 0 38 10-20 4-36 24-36 42 0 14 7 29 29 29 18 0 43-15 43-47 0-40-47-51-74-51-45 0-73 42-82 60-20-51-63-60-85-60-82 0-126 102-126 120 0 9 6 9 8 9 7 0 9-2 11-9 27-82 78-103 105-103 15 0 42 8 42 52 0 25-13 78-42 189-11 49-40 80-74 80-6 0-24 0-39-9 20-4 37-20 37-42 0-23-17-29-31-29-22 0-42 22-42 46 0 36 40 52 73 52 54 0 80-56 83-61 11 30 38 61 86 61 80 0 125-100 125-120 0-9-6-9-9-9-7 0-9 4-11 9-25 84-78 102-105 102-31 0-42-24-42-51 0-18 5-34 14-69z">
              <text:p/>
            </draw:path>
            <draw:path draw:style-name="gr3" draw:text-style-name="P3" draw:layer="layout" svg:width="0.202cm" svg:height="0.364cm" svg:x="3.787cm" svg:y="11.161cm" svg:viewBox="0 0 203 365" svg:d="M125 16c0-16 0-16-16-16-36 36-87 36-109 36v20c14 0 49 0 80-16v280c0 18 0 25-55 25h-20v20c9 0 78-3 97-3 18 0 87 3 101 3v-20h-23c-55 0-55-7-55-25z">
              <text:p/>
            </draw:path>
          </draw:g>
          <draw:g>
            <svg:title>TexMaths</svg:title>
            <svg:desc>28§display§x_2§svg§600§TRUE§</svg:desc>
            <draw:polygon draw:style-name="gr2" draw:text-style-name="P2" draw:layer="layout" svg:width="0.757cm" svg:height="0.452cm" svg:x="7.096cm" svg:y="11.073cm" svg:viewBox="0 0 758 453" draw:points="378,453 0,453 0,0 758,0 758,453">
              <text:p/>
            </draw:polygon>
            <draw:path draw:style-name="gr3" draw:text-style-name="P3" draw:layer="layout" svg:width="0.391cm" svg:height="0.355cm" svg:x="7.118cm" svg:y="11.062cm" svg:viewBox="0 0 392 356" svg:d="M240 111c5-22 22-94 78-94 4 0 22 0 38 10-20 4-36 24-36 42 0 14 7 29 29 29 18 0 43-15 43-47 0-40-47-51-74-51-45 0-73 42-82 60-20-51-63-60-85-60-82 0-126 102-126 120 0 9 6 9 8 9 7 0 9-2 11-9 27-82 78-103 105-103 15 0 42 8 42 52 0 25-13 78-42 189-11 49-40 80-74 80-6 0-24 0-39-9 20-4 37-20 37-42 0-23-17-29-31-29-22 0-42 22-42 46 0 36 40 52 73 52 54 0 80-56 83-61 11 30 38 61 86 61 80 0 125-100 125-120 0-9-6-9-9-9-7 0-9 4-11 9-25 84-78 102-105 102-31 0-42-24-42-51 0-18 5-34 14-69z">
              <text:p/>
            </draw:path>
            <draw:path draw:style-name="gr3" draw:text-style-name="P3" draw:layer="layout" svg:width="0.244cm" svg:height="0.364cm" svg:x="7.576cm" svg:y="11.162cm" svg:viewBox="0 0 245 365" svg:d="M245 264h-20c0 14-7 45-14 51-5 3-47 3-55 3h-100c58-51 75-67 108-91 42-33 81-67 81-121 0-66-61-106-129-106-69 0-116 49-116 98 0 29 25 31 29 31 13 0 29-9 29-29 0-9-2-29-31-29 15-40 53-51 79-51 56 0 85 42 85 86 0 50-35 88-53 108l-133 131c-5 4-5 4-5 20h227z">
              <text:p/>
            </draw:path>
          </draw:g>
          <draw:g>
            <svg:title>TexMaths</svg:title>
            <svg:desc>28§display§x_3§svg§600§TRUE§</svg:desc>
            <draw:polygon draw:style-name="gr2" draw:text-style-name="P2" draw:layer="layout" svg:width="0.757cm" svg:height="0.452cm" svg:x="10.909cm" svg:y="11.075cm" svg:viewBox="0 0 758 453" draw:points="378,453 0,453 0,0 758,0 758,453">
              <text:p/>
            </draw:polygon>
            <draw:path draw:style-name="gr3" draw:text-style-name="P3" draw:layer="layout" svg:width="0.391cm" svg:height="0.355cm" svg:x="10.931cm" svg:y="11.064cm" svg:viewBox="0 0 392 356" svg:d="M240 111c5-22 22-94 78-94 4 0 22 0 38 10-20 4-36 24-36 42 0 14 7 29 29 29 18 0 43-15 43-47 0-40-47-51-74-51-45 0-73 42-82 60-20-51-63-60-85-60-82 0-126 102-126 120 0 9 6 9 8 9 7 0 9-2 11-9 27-82 78-103 105-103 15 0 42 8 42 52 0 25-13 78-42 189-11 49-40 80-74 80-6 0-24 0-39-9 20-4 37-20 37-42 0-23-17-29-31-29-22 0-42 22-42 46 0 36 40 52 73 52 54 0 80-56 83-61 11 30 38 61 86 61 80 0 125-100 125-120 0-9-6-9-9-9-7 0-9 4-11 9-25 84-78 102-105 102-31 0-42-24-42-51 0-18 5-34 14-69z">
              <text:p/>
            </draw:path>
            <draw:path draw:style-name="gr3" draw:text-style-name="P3" draw:layer="layout" svg:width="0.252cm" svg:height="0.375cm" svg:x="11.383cm" svg:y="11.164cm" svg:viewBox="0 0 253 376" svg:d="M120 183c44 0 75 28 75 88 0 67-39 87-73 87-22 0-69-5-93-38 27 0 33-20 33-31 0-18-13-29-31-29-15 0-31 9-31 31 0 51 58 85 125 85 75 0 128-51 128-105 0-44-35-87-95-99 58-21 78-63 78-97 0-42-49-75-111-75-61 0-108 29-108 73 0 21 12 29 30 29 15 0 26-11 26-27 0-17-11-28-26-28 17-25 55-31 78-31 24 0 58 13 58 59 0 25-7 50-23 67-18 20-33 22-60 22-13 3-16 3-17 3-3 0-8 0-8 6 0 10 8 10 16 10z">
              <text:p/>
            </draw:path>
          </draw:g>
          <draw:frame draw:style-name="gr4" draw:text-style-name="P4" draw:layer="layout" svg:width="3.08cm" svg:height="1.54cm" draw:transform="rotate (1.5707963267949) translate (7.171cm 1.831cm)">
            <draw:text-box>
              <text:p><text:span text:style-name="T1">. . .</text:span></text:p>
            </draw:text-box>
          </draw:frame>
          <draw:frame draw:style-name="gr4" draw:text-style-name="P4" draw:layer="layout" svg:width="3.08cm" svg:height="1.54cm" draw:transform="rotate (1.5707963267949) translate (10.904cm 1.832cm)">
            <draw:text-box>
              <text:p><text:span text:style-name="T1">. . .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Adrià Garriga Alonso</meta:initial-creator>
    <meta:creation-date>2021-01-10T11:31:40.326141593</meta:creation-date>
    <dc:date>2021-01-10T11:34:01.051408698</dc:date>
    <dc:creator>Adrià Garriga Alonso</dc:creator>
    <meta:editing-duration>PT2M21S</meta:editing-duration>
    <meta:editing-cycles>1</meta:editing-cycles>
    <meta:document-statistic meta:object-count="74"/>
    <meta:generator>LibreOffice/7.0.3.1$MacOSX_X86_64 LibreOffice_project/d7547858d014d4cf69878db179d326fc3483e082</meta:generator>
  </office:meta>
</office:document-meta>
</file>